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fbe21" officeooo:paragraph-rsid="001fbe21" style:font-size-asian="10.5pt" style:font-size-complex="12pt"/>
    </style:style>
    <style:style style:name="P2" style:family="paragraph" style:parent-style-name="Standard">
      <style:text-properties fo:font-size="12pt" officeooo:rsid="0020683a" officeooo:paragraph-rsid="0020683a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)</text:p>
      <text:p text:style-name="P1">a) Son 7 entradas de control, el clk es el mismo para todos. Por cada registro tenes dos controladores: 1 para habilitar la entrada y 1 para la salida. A su vez tenes un en-force-input.</text:p>
      <text:p text:style-name="P1"/>
      <text:p text:style-name="P1">b)</text:p>
      <text:p text:style-name="P1"><text:s/>Prendo W en R1</text:p>
      <text:p text:style-name="P1"><text:s/>Prendo force-inout</text:p>
      <text:p text:style-name="P1"><text:s/>Habilitas el paso de la señal del force-input</text:p>
      <text:p text:style-name="P1"><text:s/>clk 0 =&gt; 1 </text:p>
      <text:p text:style-name="P1"><text:s/>clk 1 =&gt; 0</text:p>
      <text:p text:style-name="P1"/>
      <text:p text:style-name="P1">c)</text:p>
      <text:p text:style-name="P1">Con 1 en R0</text:p>
      <text:p text:style-name="P1">Habilitas el enout de R0</text:p>
      <text:p text:style-name="P1">Hab W1</text:p>
      <text:p text:style-name="P1">Clk 0a1</text:p>
      <text:p text:style-name="P1">Des W1</text:p>
      <text:p text:style-name="P1">Des enout R0</text:p>
      <text:p text:style-name="P1">Hi-z</text:p>
      <text:p text:style-name="P2">Hab enout R2</text:p>
      <text:p text:style-name="P2">Hab W0</text:p>
      <text:p text:style-name="P2">Clk</text:p>
      <text:p text:style-name="P2">Des enout R2</text:p>
      <text:p text:style-name="P2">Des W0</text:p>
      <text:p text:style-name="P2">Hi-z</text:p>
      <text:p text:style-name="P2">Hab enout R1</text:p>
      <text:p text:style-name="P2">Hab W2</text:p>
      <text:p text:style-name="P2">Clk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9T21:14:33.979530911</meta:creation-date>
    <dc:date>2025-10-09T21:37:34.461242558</dc:date>
    <meta:editing-duration>PT1M31S</meta:editing-duration>
    <meta:editing-cycles>1</meta:editing-cycles>
    <meta:document-statistic meta:table-count="0" meta:image-count="0" meta:object-count="0" meta:page-count="1" meta:paragraph-count="25" meta:word-count="97" meta:character-count="428" meta:non-whitespace-character-count="350"/>
    <meta:generator>LibreOffice/24.2.7.2$Linux_X86_64 LibreOffice_project/420$Build-2</meta:generator>
  </office:meta>
</office:document-meta>
</file>